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_20_left">
      <style:text-properties style:font-name="Palatino2" fo:font-size="9pt" style:font-size-asian="9pt" style:font-size-complex="9pt"/>
    </style:style>
    <style:style style:name="P4" style:family="paragraph" style:parent-style-name="Heading_20_4"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0in" fo:margin-bottom="0.0201in" fo:text-align="start" style:justify-single-word="false"/>
      <style:text-properties style:font-name="Times New Roman" fo:font-size="9pt" style:font-size-asian="9pt" style:font-size-complex="9pt"/>
    </style:style>
    <style:style style:name="P6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size-asian="9pt" style:font-size-complex="9pt"/>
    </style:style>
    <style:style style:name="P7" style:family="paragraph" style:parent-style-name="Standard">
      <style:paragraph-properties fo:margin-top="0in" fo:margin-bottom="0.0598in" fo:line-height="2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name-asian="Courier" style:font-size-asian="9pt" style:font-name-complex="Courier" style:font-size-complex="9pt"/>
    </style:style>
    <style:style style:name="P8" style:family="paragraph" style:parent-style-name="Standard">
      <style:paragraph-properties fo:line-height="200%"/>
      <style:text-properties style:font-name="Palatino1" fo:font-size="9pt" style:font-size-asian="9pt" style:font-size-complex="9pt"/>
    </style:style>
    <style:style style:name="P9" style:family="paragraph" style:parent-style-name="Standard">
      <style:paragraph-properties fo:line-height="200%"/>
    </style:style>
    <style:style style:name="P10" style:family="paragraph" style:parent-style-name="Standard">
      <style:paragraph-properties fo:margin-top="0in" fo:margin-bottom="0.0028in" fo:line-height="200%"/>
      <style:text-properties style:font-name="Palatino1" fo:font-size="9pt" style:font-size-asian="9pt" style:font-size-complex="9pt"/>
    </style:style>
    <style:style style:name="P11" style:family="paragraph" style:parent-style-name="Standard">
      <style:paragraph-properties fo:margin-left="0in" fo:margin-right="0in" fo:line-height="200%" fo:text-indent="0in" style:auto-text-indent="false"/>
      <style:text-properties style:font-name="Palatino1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.0028in" fo:line-height="200%" fo:text-indent="0in" style:auto-text-indent="false"/>
      <style:text-properties style:font-name="Palatino1" fo:font-size="9pt" style:font-size-asian="9pt" style:font-size-complex="9pt"/>
    </style:style>
    <style:style style:name="P13" style:family="paragraph" style:parent-style-name="Heading_20_3" style:master-page-name="Front">
      <style:paragraph-properties fo:margin-top="0.1in" fo:margin-bottom="0.0598in" style:page-number="auto" fo:break-before="page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Courier" style:font-style-asian="italic" style:font-name-complex="Courier" style:font-style-complex="italic"/>
    </style:style>
    <style:style style:name="T4" style:family="text">
      <style:text-properties style:font-name-asian="Courier" style:font-name-complex="Courie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3">Not Only the Lonely</text:h>
      <text:p text:style-name="P9">Unfortunately, each decade there are heroes lost to depression. In the 60's, Marilyn Monroe. In the 90's, Kurt Cobain. More recently, Robin Williams and Anthony Bourdain.</text:p>
      <text:p text:style-name="P8">Anthony was a rolling stone with travel on his mind,</text:p>
      <text:p text:style-name="P8">He knew where the tastiest noodles, one could find:</text:p>
      <text:p text:style-name="P8">Noisy shops in Hong Kong, hawker stalls in Singapore,</text:p>
      <text:p text:style-name="P8">On the streets of Bangkok, Hanoi, and Kuala Lumpur,</text:p>
      <text:p text:style-name="P8">Chinatown in San Francisco, New York, and London,</text:p>
      <text:p text:style-name="P8">Side alleys of Taipei, Tokyo houses of ramen.</text:p>
      <text:p text:style-name="P8">He was blown away as he was hit with spice,</text:p>
      <text:p text:style-name="P8">Bowl of noodles that were saucy, naughty and nice,</text:p>
      <text:p text:style-name="P8">That filled him with sensations of delirious pleasure,</text:p>
      <text:p text:style-name="P8">Salaciously savory tastes beyond measure.</text:p>
      <text:p text:style-name="P8">He meditated on the flavors and the memories of past,</text:p>
      <text:p text:style-name="P8">As he slurp the final noodle tail, it was great to the last.</text:p>
      <text:p text:style-name="P8">He sat in satisfaction having those noodles supreme,</text:p>
      <text:p text:style-name="P8">After traveling he had fulfilled his life's dinner dream.</text:p>
      <text:p text:style-name="P8"/>
      <text:p text:style-name="P8"><text:soft-page-break/>But his mind was in trouble, depressively pained,</text:p>
      <text:p text:style-name="P8">Each time he tipped his glass, his senses drained.</text:p>
      <text:p text:style-name="P8">His thoughts were a tangled forest, the light grew dim,</text:p>
      <text:p text:style-name="P8">Lost in the woods, he feared Brothers Grim.</text:p>
      <text:p text:style-name="P8">Forlorn, how his emotions were like a bell,</text:p>
      <text:p text:style-name="P8">Tolling him back to his soul's dark well,</text:p>
      <text:p text:style-name="P8">Back to his fears, darker than I've ever known,</text:p>
      <text:p text:style-name="P8">Causing him to shake, when he stood alone.</text:p>
      <text:p text:style-name="P8">Darkling he whispered to the Reaper in rhyme,</text:p>
      <text:p text:style-name="P8">Calling the Specter's name too many a time;</text:p>
      <text:p text:style-name="P8">He was half in love with easeful Death,</text:p>
      <text:p text:style-name="P8">To take into the air, with his last breath,</text:p>
      <text:p text:style-name="P8">And in a moment of delusion, he ended his pain!</text:p>
      <text:p text:style-name="P8">We only heard silence as his soul screamed in vain.</text:p>
      <text:p text:style-name="P8"/>
      <text:p text:style-name="P8"/>
      <text:p text:style-name="P8">Wishing our friend with us as I drift and roam,</text:p>
      <text:p text:style-name="P8">Down country roads where I'm far from home,</text:p>
      <text:p text:style-name="P8">I pine for more shows beyond tomorrow,</text:p>
      <text:p text:style-name="P10">Aware of lost seasons, full of sorrow. <text:s text:c="919"/></text:p>
      <text:p text:style-name="P8"><text:soft-page-break/>Sad are we, whom he had at one time cherished,</text:p>
      <text:p text:style-name="P8">We feel dazed and confused that our guide has perished.</text:p>
      <text:p text:style-name="P8">Thankfully there's Anthony's videos and books,</text:p>
      <text:p text:style-name="P8">And places he's been listed in my notebooks,</text:p>
      <text:p text:style-name="P8">Which helps me plan trips on this travel day,</text:p>
      <text:p text:style-name="P10">As our friend is with rock stars on heaven's stairway.</text:p>
      <text:p text:style-name="P11">Spring and hope will return each revolving year,</text:p>
      <text:p text:style-name="P12">The flights, hotels, and restaurant specials reappear.</text:p>
      <text:p text:style-name="P8">His bright eyes and laughter, we'll remember anew,</text:p>
      <text:p text:style-name="P10">Happier are we, for his happiness we knew.</text:p>
      <text:h text:style-name="Heading_20_4" text:outline-level="4">About</text:h>
      <text:p text:style-name="P7"><text:span text:style-name="T2">Not Only the Lonely</text:span>, is an original poem by Stacy David Thurston, California, United States of America. <text:span text:style-name="T1">Percy Bysshe Shelley had wrote Adonis to honor Keats after his passing from tuberculosis. This poem set is my way to honor those who have fallen to mental illness.</text:span></text:p>
      <text:h text:style-name="P4" text:outline-level="4">My Writing Credits</text:h>
      <text:p text:style-name="P5">My poem, <text:span text:style-name="T2">I am Canadian</text:span>, was published in my alma mater's magazine, 2007 issue, University of Manitoba.</text:p>
      <text:p text:style-name="P6"><text:span text:style-name="T3">Getting Started with Sun ONE</text:span><text:span text:style-name="T4">, is my computer book published 2004 by Prentice Ha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_20_left">
      <style:text-properties style:font-name="Palatino2" fo:font-size="9pt" style:font-size-asian="9pt" style:font-size-complex="9pt"/>
    </style:style>
    <style:style style:name="MP3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4.2402in" fo:page-height="6.8598in" style:num-format="1" style:print-orientation="portrait" fo:margin-top="0.5in" fo:margin-bottom="0.5598in" fo:margin-left="0.55in" fo:margin-right="0.4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4.2402in" fo:page-height="6.8598in" style:num-format="1" style:print-orientation="portrait" fo:margin-top="0.5in" fo:margin-bottom="0.5598in" fo:margin-left="0.55in" fo:margin-right="0.4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Stacy David Thurston</text:title> / <text:page-number text:select-page="current">3</text:page-number></text:p>
      </style:header>
      <style:header-left>
        <text:p text:style-name="MP2"><text:page-number text:select-page="current">4</text:page-number> / Stacy David Thurston</text:p>
      </style:header-left>
    </style:master-page>
    <style:master-page style:name="First_20_Page" style:display-name="First Page" style:page-layout-name="Mpm2" style:next-style-name="Standard"/>
    <style:master-page style:name="Front" style:page-layout-name="Mpm3" style:next-style-name="Standard">
      <style:header>
        <text:p text:style-name="MP3">Author: Stacy David Thurston</text:p>
      </style:header>
    </style:master-page>
    <style:master-page style:name="Appendix" style:page-layout-name="Mpm4">
      <style:header>
        <text:p text:style-name="MP1"><text:title>Stacy David Thurston</text:title> / <text:page-number text:select-page="current">2</text:page-number></text:p>
      </style:header>
      <style:header-left>
        <text:p text:style-name="MP2"><text:page-number text:select-page="current">2</text:page-number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cy David Thurston</dc:title>
    <meta:initial-creator>Stacy David</meta:initial-creator>
    <meta:creation-date>2017-01-14T17:38:29</meta:creation-date>
    <dc:creator>Stacy David</dc:creator>
    <dc:date>2021-02-01T16:16:01</dc:date>
    <meta:editing-cycles>2777</meta:editing-cycles>
    <meta:editing-duration>P156DT14H11M22S</meta:editing-duration>
    <meta:generator>OpenOffice/4.1.7$Unix OpenOffice.org_project/417m1$Build-9800</meta:generator>
    <dc:subject>It Could've Been Different</dc:subject>
    <meta:document-statistic meta:table-count="0" meta:image-count="0" meta:object-count="0" meta:page-count="3" meta:paragraph-count="54" meta:word-count="491" meta:character-count="3687"/>
  </office:meta>
</office:document-meta>
</file>